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 prgress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9:58:30.38167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17T20:03:40.844474402</dc:date>
    <meta:editing-duration>P5DT21H5M1S</meta:editing-duration>
    <meta:editing-cycles>51</meta:editing-cycles>
    <meta:generator>LibreOffice/5.4.5.1$Linux_X86_64 LibreOffice_project/40m0$Build-1</meta:generator>
    <meta:document-statistic meta:table-count="6" meta:cell-count="514" meta:object-count="0"/>
  </office:meta>
</office:document-meta>
</file>